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102.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eas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Starting H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se One</text:p>
          </table:table-cell>
          <table:table-cell office:value-type="float" office:value="3300000000" calcext:value-type="float">
            <text:p>330000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se Two</text:p>
          </table:table-cell>
          <table:table-cell office:value-type="float" office:value="50000000000" calcext:value-type="float">
            <text:p>5000000000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se Three</text:p>
          </table:table-cell>
          <table:table-cell office:value-type="float" office:value="50000000000" calcext:value-type="float">
            <text:p>50000000000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inting Rewar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ration Fee 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 Amount:</text:p>
          </table:table-cell>
          <table:table-cell office:value-type="float" office:value="3600000000" calcext:value-type="float">
            <text:p>36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ration Fee:</text:p>
          </table:table-cell>
          <table:table-cell table:formula="of:=INT(([.B10]/100)*[.B12])" office:value-type="float" office:value="648000000" calcext:value-type="float">
            <text:p>648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est:</text:p>
          </table:table-cell>
          <table:table-cell table:formula="of:=[.B12]-[.B13]" office:value-type="float" office:value="2952000000" calcext:value-type="float">
            <text:p>2952000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eight:</text:p>
          </table:table-cell>
          <table:table-cell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AB at Height</text:p>
          </table:table-cell>
          <table:table-cell office:value-type="string" calcext:value-type="string">
            <text:p>% of Total MAB</text:p>
          </table:table-cell>
          <table:table-cell office:value-type="string" calcext:value-type="string">
            <text:p>Interest Step One</text:p>
          </table:table-cell>
          <table:table-cell office:value-type="string" calcext:value-type="string">
            <text:p>Step Two: Hand out remaining coins one-by-one until they are distributed</text:p>
          </table:table-cell>
        </table:table-row>
        <table:table-row table:style-name="ro1">
          <table:table-cell office:value-type="string" calcext:value-type="string">
            <text:p>Lease One</text:p>
          </table:table-cell>
          <table:table-cell table:formula="of:=INT([.B4]*(([.$B$16]-[.C4])/86400))" office:value-type="float" office:value="114545138" calcext:value-type="float">
            <text:p>114545138</text:p>
          </table:table-cell>
          <table:table-cell table:formula="of:=[.B19]/[.$B$23]" office:value-type="float" office:value="0.032863384950835" calcext:value-type="float">
            <text:p>0.032863384950835</text:p>
          </table:table-cell>
          <table:table-cell table:formula="of:=INT([.C19]*[.$B$14])" office:value-type="float" office:value="97012712" calcext:value-type="float">
            <text:p>97012712</text:p>
          </table:table-cell>
          <table:table-cell table:formula="of:=[.D19]+1" office:value-type="float" office:value="97012713" calcext:value-type="float">
            <text:p>97012713</text:p>
          </table:table-cell>
        </table:table-row>
        <table:table-row table:style-name="ro1">
          <table:table-cell office:value-type="string" calcext:value-type="string">
            <text:p>Lease Two</text:p>
          </table:table-cell>
          <table:table-cell table:formula="of:=INT([.B5]*(([.$B$16]-[.C5])/86400))" office:value-type="float" office:value="1707175925" calcext:value-type="float">
            <text:p>1707175925</text:p>
          </table:table-cell>
          <table:table-cell table:formula="of:=[.B20]/[.$B$23]" office:value-type="float" office:value="0.489794508799429" calcext:value-type="float">
            <text:p>0.489794508799429</text:p>
          </table:table-cell>
          <table:table-cell table:formula="of:=INT([.C20]*[.$B$14])" office:value-type="float" office:value="1445873389" calcext:value-type="float">
            <text:p>1445873389</text:p>
          </table:table-cell>
          <table:table-cell table:formula="of:=[.D20]+1" office:value-type="float" office:value="1445873390" calcext:value-type="float">
            <text:p>1445873390</text:p>
          </table:table-cell>
        </table:table-row>
        <table:table-row table:style-name="ro1">
          <table:table-cell office:value-type="string" calcext:value-type="string">
            <text:p>Lease Three</text:p>
          </table:table-cell>
          <table:table-cell table:formula="of:=INT([.B6]*(([.$B$16]-[.C6])/86400))" office:value-type="float" office:value="1663773148" calcext:value-type="float">
            <text:p>1663773148</text:p>
          </table:table-cell>
          <table:table-cell table:formula="of:=[.B21]/[.$B$23]" office:value-type="float" office:value="0.477342106249736" calcext:value-type="float">
            <text:p>0.477342106249736</text:p>
          </table:table-cell>
          <table:table-cell table:formula="of:=INT([.C21]*[.$B$14])" office:value-type="float" office:value="1409113897" calcext:value-type="float">
            <text:p>1409113897</text:p>
          </table:table-cell>
          <table:table-cell table:formula="of:=[.D21]+0" office:value-type="float" office:value="1409113897" calcext:value-type="float">
            <text:p>14091138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MAB:</text:p>
          </table:table-cell>
          <table:table-cell table:formula="of:=SUM([.B19:.B21])" office:value-type="float" office:value="3485494211" calcext:value-type="float">
            <text:p>348549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 of Step One:</text:p>
          </table:table-cell>
          <table:table-cell table:formula="of:=SUM([.D19:.D21])" office:value-type="float" office:value="2951999998" calcext:value-type="float">
            <text:p>29519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ns to distribute:</text:p>
          </table:table-cell>
          <table:table-cell table:formula="of:=[.B14]-[.B2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 of Step Two:</text:p>
          </table:table-cell>
          <table:table-cell table:formula="of:=SUM([.E19:.E21])" office:value-type="float" office:value="2952000000" calcext:value-type="float">
            <text:p>2952000000</text:p>
          </table:table-cell>
          <table:table-cell table:number-columns-repeated="3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2:18:22.608028549</meta:creation-date>
    <dc:date>2020-01-28T23:07:14.606521862</dc:date>
    <meta:editing-duration>PT16M9S</meta:editing-duration>
    <meta:editing-cycles>4</meta:editing-cycles>
    <meta:generator>LibreOffice/6.0.7.3$Linux_X86_64 LibreOffice_project/00m0$Build-3</meta:generator>
    <meta:document-statistic meta:table-count="1" meta:cell-count="50" meta:object-count="0"/>
  </office:meta>
</office:document-meta>
</file>